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 Inspira" svg:font-family="'GE Inspir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7.086cm"/>
    </style:style>
    <style:style style:name="co4" style:family="table-column">
      <style:table-column-properties fo:break-before="auto" style:column-width="10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ext-properties style:font-name="GE Inspira"/>
    </style:style>
    <style:style style:name="ce4" style:family="table-cell" style:parent-style-name="Default" style:data-style-name="N61">
      <style:text-properties style:font-name="GE Inspira"/>
    </style:style>
    <style:style style:name="ce5" style:family="table-cell" style:parent-style-name="Default">
      <style:text-properties style:text-outline="false" style:text-line-through-style="none" style:text-line-through-type="none" style:font-name="GE Inspira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osOrigen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ro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o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s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tro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o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te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o 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ev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 </text:p>
          </table:table-cell>
          <table:table-cell office:value-type="string" calcext:value-type="string">
            <text:p>Nótese la 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 </text:p>
          </table:table-cell>
          <table:table-cell office:value-type="string" calcext:value-type="string">
            <text:p>Nótese la 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 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 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 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 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 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ce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e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ce 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orce 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nce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eciséi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cisiete 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eciocho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cinueve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 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intiuno</text:p>
          </table:table-cell>
          <table:table-cell office:value-type="string" calcext:value-type="string">
            <text:p>veinti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veintiún o veinti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intidó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intitré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inticuatro 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inticinco </text:p>
          </table:table-cell>
          <table:table-cell office:value-type="string" calcext:value-type="string">
            <text:p>En textos especializados</text:p>
          </table:table-cell>
          <table:table-cell office:value-type="string" calcext:value-type="string">
            <text:p><text:s/>a 25 años se refieren con el término «generación»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intiséi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intisiete 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intiocho 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intinueve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 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einta y uno</text:p>
          </table:table-cell>
          <table:table-cell office:value-type="string" calcext:value-type="string">
            <text:p>trei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treinta y un o treinta y 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einta y dos 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einta y tres 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einta y cuatro 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einta y cinco 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einta y seis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einta y siete 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einta y ocho 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einta y nueve 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 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arenta y uno</text:p>
          </table:table-cell>
          <table:table-cell office:value-type="string" calcext:value-type="string">
            <text:p>cuar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cuarenta y un o cuarenta y 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uarenta y dos 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arenta y tres 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uarenta y cuatro 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uarenta y cinco 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uarenta y seis 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uarenta y siete 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arenta y ocho 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arenta y nueve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 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ncuenta y uno</text:p>
          </table:table-cell>
          <table:table-cell office:value-type="string" calcext:value-type="string">
            <text:p><text:s/>cincu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cincuenta y un o cincuenta y una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ncuenta y dos 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ncuenta y tres 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ncuenta y cuatro 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ncuenta y cinco 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ncuenta y seis 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ncuenta y siete 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ncuenta y ocho 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ncuenta y nueve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 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senta y uno</text:p>
          </table:table-cell>
          <table:table-cell office:value-type="string" calcext:value-type="string">
            <text:p><text:s/>ses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sesenta y un o sesenta y una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senta y dos 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senta y tres 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senta y cuatro 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senta y cinco 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senta y seis 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senta y siete 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senta y ocho 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senta y nueve 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 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tenta y uno</text:p>
          </table:table-cell>
          <table:table-cell office:value-type="string" calcext:value-type="string">
            <text:p><text:s/>set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setenta y un o setenta y una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tenta y dos 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tenta y tres 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tenta y cuatro 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tenta y cinco 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tenta y seis 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tenta y siete 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tenta y ocho 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tenta y nueve 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 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chenta y uno</text:p>
          </table:table-cell>
          <table:table-cell office:value-type="string" calcext:value-type="string">
            <text:p><text:s/>och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ochenta y un u ochenta y una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chenta y dos 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chenta y tres 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chenta y cuatro 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chenta y cinco 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chenta y seis 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chenta y siete 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chenta y ocho 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chenta y nueve 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 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venta y uno</text:p>
          </table:table-cell>
          <table:table-cell office:value-type="string" calcext:value-type="string">
            <text:p><text:s/>nov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noventa y un o noventa y una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venta y dos 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venta y tres 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venta y cuatro 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venta y cinco 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venta y seis 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venta y siete 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venta y ocho 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venta y nueve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 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ento un(o) </text:p>
          </table:table-cell>
          <table:table-cell office:value-type="string" calcext:value-type="string">
            <text:p>ciento una 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ento once 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ento veintitrés 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ento cincuenta y tres 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scientos </text:p>
          </table:table-cell>
          <table:table-cell office:value-type="string" calcext:value-type="string">
            <text:p>doscientas </text:p>
          </table:table-cell>
          <table:table-cell office:value-type="string" calcext:value-type="string">
            <text:p>Nótense las consonantes «sc»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scientos diez </text:p>
          </table:table-cell>
          <table:table-cell office:value-type="string" calcext:value-type="string">
            <text:p>doscientas diez 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escientos </text:p>
          </table:table-cell>
          <table:table-cell office:value-type="string" calcext:value-type="string">
            <text:p>trescientas </text:p>
          </table:table-cell>
          <table:table-cell office:value-type="string" calcext:value-type="string">
            <text:p>Nótense las consonantes sc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uatrocientos </text:p>
          </table:table-cell>
          <table:table-cell office:value-type="string" calcext:value-type="string">
            <text:p>cuatrocientas 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quinientos </text:p>
          </table:table-cell>
          <table:table-cell office:value-type="string" calcext:value-type="string">
            <text:p>quinientas </text:p>
          </table:table-cell>
          <table:table-cell office:value-type="string" calcext:value-type="string">
            <text:p>Irregular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iscientos </text:p>
          </table:table-cell>
          <table:table-cell office:value-type="string" calcext:value-type="string">
            <text:p>seiscientas </text:p>
          </table:table-cell>
          <table:table-cell office:value-type="string" calcext:value-type="string">
            <text:p>Nótense las consonantes sc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tecientos </text:p>
          </table:table-cell>
          <table:table-cell office:value-type="string" calcext:value-type="string">
            <text:p>setecientas 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<text:s/>Se pierde la i de siet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chocientos </text:p>
          </table:table-cell>
          <table:table-cell office:value-type="string" calcext:value-type="string">
            <text:p>ochocientas 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ovecientos </text:p>
          </table:table-cell>
          <table:table-cell office:value-type="string" calcext:value-type="string">
            <text:p>novecientas </text:p>
          </table:table-cell>
          <table:table-cell office:value-type="string" calcext:value-type="string">
            <text:p>Irregular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ovecientos noventa y nueve </text:p>
          </table:table-cell>
          <table:table-cell office:value-type="string" calcext:value-type="string">
            <text:p>novecientas noventa y nueve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s mil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res mil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uatro mil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inco mil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eis mil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siete mil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ocho mil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nueve mil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iez mil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nce mil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veinte mil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veintiún mil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cuarenta mil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cincuenta mil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senta mil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tenta mil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ochenta mil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noventa mil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cien mil</text:p>
          </table:table-cell>
          <table:table-cell table:number-columns-repeated="3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string" calcext:value-type="string">
            <text:p>ciento un mil</text:p>
          </table:table-cell>
          <table:table-cell table:number-columns-repeated="3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string" calcext:value-type="string">
            <text:p>ciento ocho mil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ciento sesenta mil</text:p>
          </table:table-cell>
          <table:table-cell table:number-columns-repeated="3"/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string" calcext:value-type="string">
            <text:p>quinientos (o quinientas) ochenta y cinco mil</text:p>
          </table:table-cell>
          <table:table-cell table:number-columns-repeated="3"/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string" calcext:value-type="string">
            <text:p>novecientos (o novecientas) noventa y nueve mil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un millón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dos millones</text:p>
          </table:table-cell>
          <table:table-cell table:number-columns-repeated="3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quinientos millones</text:p>
          </table:table-cell>
          <table:table-cell table:number-columns-repeated="3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mil millones (a veces «un millardo»)</text:p>
          </table:table-cell>
          <table:table-cell table:number-columns-repeated="3"/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mil doscientos millones</text:p>
          </table:table-cell>
          <table:table-cell table:number-columns-repeated="3"/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cinco mil millones</text:p>
          </table:table-cell>
          <table:table-cell table:number-columns-repeated="3"/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un billón</text:p>
          </table:table-cell>
          <table:table-cell table:number-columns-repeated="3"/>
        </table:table-row>
        <table:table-row table:style-name="ro1">
          <table:table-cell office:value-type="float" office:value="1000000000000000" calcext:value-type="float">
            <text:p>1000000000000000</text:p>
          </table:table-cell>
          <table:table-cell office:value-type="string" calcext:value-type="string">
            <text:p>mil billones</text:p>
          </table:table-cell>
          <table:table-cell table:number-columns-repeated="3"/>
        </table:table-row>
        <table:table-row table:style-name="ro1">
          <table:table-cell office:value-type="float" office:value="1E+018" calcext:value-type="float">
            <text:p>1E+018</text:p>
          </table:table-cell>
          <table:table-cell office:value-type="string" calcext:value-type="string">
            <text:p>un trillón</text:p>
          </table:table-cell>
          <table:table-cell table:number-columns-repeated="3"/>
        </table:table-row>
        <table:table-row table:style-name="ro1">
          <table:table-cell office:value-type="float" office:value="1E+024" calcext:value-type="float">
            <text:p>1E+024</text:p>
          </table:table-cell>
          <table:table-cell office:value-type="string" calcext:value-type="string">
            <text:p>un cuatrillón</text:p>
          </table:table-cell>
          <table:table-cell table:number-columns-repeated="3"/>
        </table:table-row>
        <table:table-row table:style-name="ro1">
          <table:table-cell office:value-type="float" office:value="1E+030" calcext:value-type="float">
            <text:p>1E+030</text:p>
          </table:table-cell>
          <table:table-cell office:value-type="string" calcext:value-type="string">
            <text:p>un quintillón</text:p>
          </table:table-cell>
          <table:table-cell table:number-columns-repeated="3"/>
        </table:table-row>
        <table:table-row table:style-name="ro1">
          <table:table-cell office:value-type="float" office:value="1E+036" calcext:value-type="float">
            <text:p>1E+036</text:p>
          </table:table-cell>
          <table:table-cell office:value-type="string" calcext:value-type="string">
            <text:p>un sextillón</text:p>
          </table:table-cell>
          <table:table-cell table:number-columns-repeated="3"/>
        </table:table-row>
        <table:table-row table:style-name="ro1">
          <table:table-cell office:value-type="float" office:value="1E+042" calcext:value-type="float">
            <text:p>1E+042</text:p>
          </table:table-cell>
          <table:table-cell office:value-type="string" calcext:value-type="string">
            <text:p>un septillón</text:p>
          </table:table-cell>
          <table:table-cell table:number-columns-repeated="3"/>
        </table:table-row>
        <table:table-row table:style-name="ro1">
          <table:table-cell office:value-type="float" office:value="1E+048" calcext:value-type="float">
            <text:p>1E+048</text:p>
          </table:table-cell>
          <table:table-cell office:value-type="string" calcext:value-type="string">
            <text:p>un octillón</text:p>
          </table:table-cell>
          <table:table-cell table:number-columns-repeated="3"/>
        </table:table-row>
        <table:table-row table:style-name="ro1">
          <table:table-cell office:value-type="float" office:value="1E+054" calcext:value-type="float">
            <text:p>1E+054</text:p>
          </table:table-cell>
          <table:table-cell office:value-type="string" calcext:value-type="string">
            <text:p>un non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6" calcext:value-type="float">
            <text:p>1,00E+16</text:p>
          </table:table-cell>
          <table:table-cell office:value-type="string" calcext:value-type="string">
            <text:p>un 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7" calcext:value-type="float">
            <text:p>1,00E+17</text:p>
          </table:table-cell>
          <table:table-cell office:value-type="string" calcext:value-type="string">
            <text:p>un un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8" calcext:value-type="float">
            <text:p>1,00E+18</text:p>
          </table:table-cell>
          <table:table-cell office:value-type="string" calcext:value-type="string">
            <text:p>un duo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26" calcext:value-type="float">
            <text:p>1,00E+26</text:p>
          </table:table-cell>
          <table:table-cell office:value-type="string" calcext:value-type="string">
            <text:p>un vigi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36" calcext:value-type="float">
            <text:p>1,00E+36</text:p>
          </table:table-cell>
          <table:table-cell office:value-type="string" calcext:value-type="string">
            <text:p>un trig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106" calcext:value-type="float">
            <text:p>1,00E+106</text:p>
          </table:table-cell>
          <table:table-cell office:value-type="string" calcext:value-type="string">
            <text:p>un c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206" calcext:value-type="float">
            <text:p>1,00E+206</text:p>
          </table:table-cell>
          <table:table-cell office:value-type="string" calcext:value-type="string">
            <text:p>un bic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306" calcext:value-type="float">
            <text:p>1,00E+306</text:p>
          </table:table-cell>
          <table:table-cell office:value-type="string" calcext:value-type="string">
            <text:p>un tricentillón</text:p>
          </table:table-cell>
          <table:table-cell table:number-columns-repeated="3"/>
        </table:table-row>
      </table:table>
      <table:table table:name="Hoja2" table:style-name="ta1"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4" table:default-cell-style-name="ce3"/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refijo</text:p>
          </table:table-cell>
          <table:table-cell office:value-type="string" calcext:value-type="string">
            <text:p>nota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ro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o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tro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o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t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o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ev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c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ce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orc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nc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eciséis</text:p>
          </table:table-cell>
          <table:table-cell/>
          <table:table-cell office:value-type="string" calcext:value-type="string">
            <text:p>Lleva tilde.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cisiet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eciocho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cinuev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</text:p>
          </table:table-cell>
          <table:table-cell/>
          <table:table-cell office:value-type="string" calcext:value-type="string">
            <text:p>Nótese la i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intiuno</text:p>
          </table:table-cell>
          <table:table-cell table:style-name="ce5" office:value-type="string" calcext:value-type="string">
            <text:p>veintiún</text:p>
          </table:table-cell>
          <table:table-cell office:value-type="string" calcext:value-type="string">
            <text:p>veintiuna Delante de un sustantivo veintiún o veintiuna.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intidós</text:p>
          </table:table-cell>
          <table:table-cell/>
          <table:table-cell office:value-type="string" calcext:value-type="string">
            <text:p>Lleva tilde.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intitrés</text:p>
          </table:table-cell>
          <table:table-cell/>
          <table:table-cell office:value-type="string" calcext:value-type="string">
            <text:p>Lleva tilde.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inticuatro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inticinco</text:p>
          </table:table-cell>
          <table:table-cell/>
          <table:table-cell office:value-type="string" calcext:value-type="string">
            <text:p>En textos especializados a 25 años se refieren con el término «generación».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intiséis</text:p>
          </table:table-cell>
          <table:table-cell/>
          <table:table-cell office:value-type="string" calcext:value-type="string">
            <text:p>Lleva tilde.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intisiet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intiocho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intinuev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</text:p>
          </table:table-cell>
          <table:table-cell/>
          <table:table-cell office:value-type="string" calcext:value-type="string">
            <text:p>Nótese la i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einta y uno</text:p>
          </table:table-cell>
          <table:table-cell office:value-type="string" calcext:value-type="string">
            <text:p>treinta y un</text:p>
          </table:table-cell>
          <table:table-cell office:value-type="string" calcext:value-type="string">
            <text:p>treinta y una Delante de un sustantivo treinta y un o treinta y una.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arenta y uno</text:p>
          </table:table-cell>
          <table:table-cell office:value-type="string" calcext:value-type="string">
            <text:p>cuarenta y un</text:p>
          </table:table-cell>
          <table:table-cell office:value-type="string" calcext:value-type="string">
            <text:p>cuarenta y una Delante de un sustantivo cuarenta y un o cuarenta y una.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ncuenta y uno</text:p>
          </table:table-cell>
          <table:table-cell office:value-type="string" calcext:value-type="string">
            <text:p>cincuenta y un</text:p>
          </table:table-cell>
          <table:table-cell office:value-type="string" calcext:value-type="string">
            <text:p>cincuenta y una Delante de un sustantivo cincuenta y un o cincuenta y una.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senta y uno</text:p>
          </table:table-cell>
          <table:table-cell office:value-type="string" calcext:value-type="string">
            <text:p>sesenta y un</text:p>
          </table:table-cell>
          <table:table-cell office:value-type="string" calcext:value-type="string">
            <text:p>sesenta y una Delante de un sustantivo sesenta y un o sesenta y una.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tenta y uno</text:p>
          </table:table-cell>
          <table:table-cell office:value-type="string" calcext:value-type="string">
            <text:p>setenta y un</text:p>
          </table:table-cell>
          <table:table-cell office:value-type="string" calcext:value-type="string">
            <text:p>setenta y una Delante de un sustantivo setenta y un o setenta y una.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chenta y uno</text:p>
          </table:table-cell>
          <table:table-cell office:value-type="string" calcext:value-type="string">
            <text:p>ochenta y un</text:p>
          </table:table-cell>
          <table:table-cell office:value-type="string" calcext:value-type="string">
            <text:p>ochenta y una Delante de un sustantivo ochenta y un u ochenta y una.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venta y uno</text:p>
          </table:table-cell>
          <table:table-cell office:value-type="string" calcext:value-type="string">
            <text:p>noventa y un</text:p>
          </table:table-cell>
          <table:table-cell office:value-type="string" calcext:value-type="string">
            <text:p>noventa y una Delante de un sustantivo noventa y un o noventa y una.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ento un</text:p>
          </table:table-cell>
          <table:table-cell/>
          <table:table-cell office:value-type="string" calcext:value-type="string">
            <text:p>ciento una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ento once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ento veintitrés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ento cincuenta y tres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scientos</text:p>
          </table:table-cell>
          <table:table-cell/>
          <table:table-cell office:value-type="string" calcext:value-type="string">
            <text:p>doscientas Nótense las consonantes «sc»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scientos diez</text:p>
          </table:table-cell>
          <table:table-cell/>
          <table:table-cell office:value-type="string" calcext:value-type="string">
            <text:p>doscientas diez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escientos</text:p>
          </table:table-cell>
          <table:table-cell/>
          <table:table-cell office:value-type="string" calcext:value-type="string">
            <text:p>trescientas Nótense las consonantes sc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uatrocientos</text:p>
          </table:table-cell>
          <table:table-cell/>
          <table:table-cell office:value-type="string" calcext:value-type="string">
            <text:p>cuatrocientas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quinientos</text:p>
          </table:table-cell>
          <table:table-cell/>
          <table:table-cell office:value-type="string" calcext:value-type="string">
            <text:p>quinientas Irregular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iscientos</text:p>
          </table:table-cell>
          <table:table-cell/>
          <table:table-cell office:value-type="string" calcext:value-type="string">
            <text:p>seiscientas Nótense las consonantes sc</text:p>
          </table:table-cell>
          <table:table-cell table:number-columns-repeated="10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tecientos</text:p>
          </table:table-cell>
          <table:table-cell/>
          <table:table-cell office:value-type="string" calcext:value-type="string">
            <text:p>setecientas Irregular Se pierde la i de siete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chocientos</text:p>
          </table:table-cell>
          <table:table-cell/>
          <table:table-cell office:value-type="string" calcext:value-type="string">
            <text:p>ochocientas</text:p>
          </table:table-cell>
          <table:table-cell table:number-columns-repeated="10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ovecientos</text:p>
          </table:table-cell>
          <table:table-cell/>
          <table:table-cell office:value-type="string" calcext:value-type="string">
            <text:p>novecientas Irregular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ovecientos noventa y nueve</text:p>
          </table:table-cell>
          <table:table-cell/>
          <table:table-cell office:value-type="string" calcext:value-type="string">
            <text:p>novecientas noventa y nueve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s mil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res mil</text:p>
          </table:table-cell>
          <table:table-cell table:number-columns-repeated="10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uatro mil</text:p>
          </table:table-cell>
          <table:table-cell table:number-columns-repeated="10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inco mil</text:p>
          </table:table-cell>
          <table:table-cell table:number-columns-repeated="10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eis mil</text:p>
          </table:table-cell>
          <table:table-cell table:number-columns-repeated="10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siete mil</text:p>
          </table:table-cell>
          <table:table-cell table:number-columns-repeated="10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ocho mil</text:p>
          </table:table-cell>
          <table:table-cell table:number-columns-repeated="10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nueve mil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iez mil</text:p>
          </table:table-cell>
          <table:table-cell table:number-columns-repeated="101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nce mil</text:p>
          </table:table-cell>
          <table:table-cell table:number-columns-repeated="101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veinte mil</text:p>
          </table:table-cell>
          <table:table-cell table:number-columns-repeated="101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veintiún mil</text:p>
          </table:table-cell>
          <table:table-cell table:number-columns-repeated="10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101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cuarenta mil</text:p>
          </table:table-cell>
          <table:table-cell table:number-columns-repeated="101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cincuenta mil</text:p>
          </table:table-cell>
          <table:table-cell table:number-columns-repeated="101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senta mil</text:p>
          </table:table-cell>
          <table:table-cell table:number-columns-repeated="1016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tenta mil</text:p>
          </table:table-cell>
          <table:table-cell table:number-columns-repeated="101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ochenta mil</text:p>
          </table:table-cell>
          <table:table-cell table:number-columns-repeated="1016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noventa mil</text:p>
          </table:table-cell>
          <table:table-cell table:number-columns-repeated="101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cien mil</text:p>
          </table:table-cell>
          <table:table-cell table:number-columns-repeated="1016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string" calcext:value-type="string">
            <text:p>ciento un mil</text:p>
          </table:table-cell>
          <table:table-cell table:number-columns-repeated="1016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string" calcext:value-type="string">
            <text:p>ciento ocho mil</text:p>
          </table:table-cell>
          <table:table-cell table:number-columns-repeated="1016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ciento sesenta mil</text:p>
          </table:table-cell>
          <table:table-cell table:number-columns-repeated="1016"/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string" calcext:value-type="string">
            <text:p>quinientos (o quinientas) ochenta y cinco mil</text:p>
          </table:table-cell>
          <table:table-cell table:number-columns-repeated="1016"/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string" calcext:value-type="string">
            <text:p>novecientos (o novecientas) noventa y nueve mil</text:p>
          </table:table-cell>
          <table:table-cell table:number-columns-repeated="101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un millón</text:p>
          </table:table-cell>
          <table:table-cell table:number-columns-repeated="1016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dos millones</text:p>
          </table:table-cell>
          <table:table-cell table:number-columns-repeated="1016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quinientos millones</text:p>
          </table:table-cell>
          <table:table-cell table:number-columns-repeated="1016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mil millones (a veces «un millardo»)</text:p>
          </table:table-cell>
          <table:table-cell table:number-columns-repeated="1016"/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mil doscientos millones</text:p>
          </table:table-cell>
          <table:table-cell table:number-columns-repeated="1016"/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cinco mil millones</text:p>
          </table:table-cell>
          <table:table-cell table:number-columns-repeated="1016"/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un billón</text:p>
          </table:table-cell>
          <table:table-cell table:number-columns-repeated="1016"/>
        </table:table-row>
        <table:table-row table:style-name="ro1">
          <table:table-cell office:value-type="float" office:value="1000000000000000" calcext:value-type="float">
            <text:p>1000000000000000</text:p>
          </table:table-cell>
          <table:table-cell office:value-type="string" calcext:value-type="string">
            <text:p>mil billones</text:p>
          </table:table-cell>
          <table:table-cell table:number-columns-repeated="1016"/>
        </table:table-row>
        <table:table-row table:style-name="ro1">
          <table:table-cell office:value-type="float" office:value="1E+018" calcext:value-type="float">
            <text:p>1E+018</text:p>
          </table:table-cell>
          <table:table-cell office:value-type="string" calcext:value-type="string">
            <text:p>un trillón</text:p>
          </table:table-cell>
          <table:table-cell table:number-columns-repeated="1016"/>
        </table:table-row>
        <table:table-row table:style-name="ro1">
          <table:table-cell office:value-type="float" office:value="1E+024" calcext:value-type="float">
            <text:p>1E+024</text:p>
          </table:table-cell>
          <table:table-cell office:value-type="string" calcext:value-type="string">
            <text:p>un cuatrillón</text:p>
          </table:table-cell>
          <table:table-cell table:number-columns-repeated="1016"/>
        </table:table-row>
        <table:table-row table:style-name="ro1">
          <table:table-cell office:value-type="float" office:value="1E+030" calcext:value-type="float">
            <text:p>1E+030</text:p>
          </table:table-cell>
          <table:table-cell office:value-type="string" calcext:value-type="string">
            <text:p>un quintillón</text:p>
          </table:table-cell>
          <table:table-cell table:number-columns-repeated="1016"/>
        </table:table-row>
        <table:table-row table:style-name="ro1">
          <table:table-cell office:value-type="float" office:value="1E+036" calcext:value-type="float">
            <text:p>1E+036</text:p>
          </table:table-cell>
          <table:table-cell office:value-type="string" calcext:value-type="string">
            <text:p>un sextillón</text:p>
          </table:table-cell>
          <table:table-cell table:number-columns-repeated="1016"/>
        </table:table-row>
        <table:table-row table:style-name="ro1">
          <table:table-cell office:value-type="float" office:value="1E+042" calcext:value-type="float">
            <text:p>1E+042</text:p>
          </table:table-cell>
          <table:table-cell office:value-type="string" calcext:value-type="string">
            <text:p>un septillón</text:p>
          </table:table-cell>
          <table:table-cell table:number-columns-repeated="1016"/>
        </table:table-row>
        <table:table-row table:style-name="ro1">
          <table:table-cell office:value-type="float" office:value="1E+048" calcext:value-type="float">
            <text:p>1E+048</text:p>
          </table:table-cell>
          <table:table-cell office:value-type="string" calcext:value-type="string">
            <text:p>un octillón</text:p>
          </table:table-cell>
          <table:table-cell table:number-columns-repeated="1016"/>
        </table:table-row>
        <table:table-row table:style-name="ro1">
          <table:table-cell office:value-type="float" office:value="1E+054" calcext:value-type="float">
            <text:p>1E+054</text:p>
          </table:table-cell>
          <table:table-cell office:value-type="string" calcext:value-type="string">
            <text:p>un non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016" calcext:value-type="float">
            <text:p>1,00E+16</text:p>
          </table:table-cell>
          <table:table-cell office:value-type="string" calcext:value-type="string">
            <text:p>un dec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017" calcext:value-type="float">
            <text:p>1,00E+17</text:p>
          </table:table-cell>
          <table:table-cell office:value-type="string" calcext:value-type="string">
            <text:p>un undec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018" calcext:value-type="float">
            <text:p>1,00E+18</text:p>
          </table:table-cell>
          <table:table-cell office:value-type="string" calcext:value-type="string">
            <text:p>un duodec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026" calcext:value-type="float">
            <text:p>1,00E+26</text:p>
          </table:table-cell>
          <table:table-cell office:value-type="string" calcext:value-type="string">
            <text:p>un vigint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036" calcext:value-type="float">
            <text:p>1,00E+36</text:p>
          </table:table-cell>
          <table:table-cell office:value-type="string" calcext:value-type="string">
            <text:p>un trigent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106" calcext:value-type="float">
            <text:p>1,00E+106</text:p>
          </table:table-cell>
          <table:table-cell office:value-type="string" calcext:value-type="string">
            <text:p>un cent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206" calcext:value-type="float">
            <text:p>1,00E+206</text:p>
          </table:table-cell>
          <table:table-cell office:value-type="string" calcext:value-type="string">
            <text:p>un bicentillón</text:p>
          </table:table-cell>
          <table:table-cell table:number-columns-repeated="1016"/>
        </table:table-row>
        <table:table-row table:style-name="ro1">
          <table:table-cell table:style-name="ce4" office:value-type="float" office:value="1E+306" calcext:value-type="float">
            <text:p>1,00E+306</text:p>
          </table:table-cell>
          <table:table-cell office:value-type="string" calcext:value-type="string">
            <text:p>un tricentillón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1" table:target-range-address="Hoja2.A1:Hoja2.D10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 Inspira" svg:font-family="'GE Inspir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-00-0000</text:date>, <text:time style:data-style-name="N2" text:time-value="20:16:05.4347343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20:13:47.877982099</meta:creation-date>
    <dc:date>2020-04-16T20:56:01.400058223</dc:date>
    <meta:editing-duration>PT1H18M8S</meta:editing-duration>
    <meta:editing-cycles>11</meta:editing-cycles>
    <meta:generator>LibreOffice/6.3.5.2$Linux_X86_64 LibreOffice_project/30$Build-2</meta:generator>
    <meta:document-statistic meta:table-count="2" meta:cell-count="656" meta:object-count="0"/>
  </office:meta>
</office:document-meta>
</file>